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center" style:justify-single-word="false"/>
      <style:text-properties fo:language="zxx" fo:country="none"/>
    </style:style>
    <style:style style:name="P5" style:family="paragraph" style:parent-style-name="Text">
      <style:paragraph-properties fo:text-align="justify" style:justify-single-word="false"/>
      <style:text-properties fo:language="zxx" fo:country="none"/>
    </style:style>
    <style:style style:name="P6" style:family="paragraph" style:parent-style-name="Text">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ext">
      <style:paragraph-properties fo:text-align="center" style:justify-single-word="false"/>
    </style:style>
    <style:style style:name="P8" style:family="paragraph" style:parent-style-name="Text_20_body">
      <style:paragraph-properties fo:margin-left="0cm" fo:margin-right="0.499cm" fo:text-indent="0cm" style:auto-text-indent="false"/>
      <style:text-properties fo:language="zxx" fo:country="none"/>
    </style:style>
    <style:style style:name="P9" style:family="paragraph" style:parent-style-name="Text">
      <style:paragraph-properties fo:margin-left="0cm" fo:margin-right="0.185cm" fo:text-align="start" style:justify-single-word="false" fo:text-indent="0cm" style:auto-text-indent="false"/>
      <style:text-properties fo:language="zxx" fo:country="none"/>
    </style:style>
    <style:style style:name="P10" style:family="paragraph" style:parent-style-name="Text_20_body">
      <style:text-properties fo:color="#0084d1"/>
    </style:style>
    <style:style style:name="P11" style:family="paragraph" style:parent-style-name="Text_20_body">
      <style:text-properties fo:language="zxx" fo:country="none"/>
    </style:style>
    <style:style style:name="P12" style:family="paragraph" style:parent-style-name="Text_20_body">
      <style:paragraph-properties fo:margin-left="0.499cm" fo:margin-right="0.499cm" fo:text-indent="0cm" style:auto-text-indent="false"/>
    </style:style>
    <style:style style:name="P13" style:family="paragraph" style:parent-style-name="Text_20_body">
      <style:paragraph-properties fo:margin-left="0.499cm" fo:margin-right="0.499cm" fo:text-indent="0cm" style:auto-text-indent="false"/>
      <style:text-properties fo:language="zxx" fo:country="none"/>
    </style:style>
    <style:style style:name="P14" style:family="paragraph" style:parent-style-name="Text_20_body">
      <style:paragraph-properties fo:margin-left="0.499cm" fo:margin-right="0.499cm" fo:text-indent="0cm" style:auto-text-indent="false"/>
      <style:text-properties fo:color="#ff0000"/>
    </style:style>
    <style:style style:name="P15" style:family="paragraph" style:parent-style-name="Heading_20_1">
      <style:paragraph-properties fo:text-align="center" style:justify-single-word="false"/>
      <style:text-properties officeooo:paragraph-rsid="001c64d0"/>
    </style:style>
    <style:style style:name="P16" style:family="paragraph" style:parent-style-name="Heading_20_1">
      <style:text-properties fo:language="zxx" fo:country="none"/>
    </style:style>
    <style:style style:name="P17" style:family="paragraph" style:parent-style-name="Heading_20_2">
      <style:text-properties fo:language="zxx" fo:country="none"/>
    </style:style>
    <style:style style:name="P18" style:family="paragraph" style:parent-style-name="Heading_20_3">
      <style:text-properties fo:color="#0084d1"/>
    </style:style>
    <style:style style:name="P19" style:family="paragraph" style:parent-style-name="Heading_20_3">
      <style:text-properties fo:color="#ff0000" fo:language="zxx" fo:country="none"/>
    </style:style>
    <style:style style:name="P20" style:family="paragraph" style:parent-style-name="Heading_20_3">
      <style:text-properties fo:language="zxx" fo:country="none"/>
    </style:style>
    <style:style style:name="P21" style:family="paragraph" style:parent-style-name="Subtitle">
      <style:text-properties officeooo:paragraph-rsid="001c64d0"/>
    </style:style>
    <style:style style:name="P22" style:family="paragraph" style:parent-style-name="Text_20_body" style:list-style-name="L1"/>
    <style:style style:name="P23" style:family="paragraph" style:parent-style-name="Text_20_body" style:list-style-name="L1">
      <style:text-properties fo:language="zxx" fo:country="none"/>
    </style:style>
    <style:style style:name="P24" style:family="paragraph" style:parent-style-name="Text_20_body">
      <style:text-properties officeooo:paragraph-rsid="001c64d0"/>
    </style:style>
    <style:style style:name="P25" style:family="paragraph" style:parent-style-name="Text_20_body">
      <style:text-properties officeooo:paragraph-rsid="001cc6b4"/>
    </style:style>
    <style:style style:name="P26" style:family="paragraph" style:parent-style-name="Text_20_body">
      <style:text-properties officeooo:paragraph-rsid="001d2d57"/>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zxx" fo:country="none"/>
    </style:style>
    <style:style style:name="T4" style:family="text">
      <style:text-properties fo:language="zxx" fo:country="none" fo:font-weight="bold" style:font-weight-asian="bold" style:font-weight-complex="bold"/>
    </style:style>
    <style:style style:name="T5" style:family="text">
      <style:text-properties fo:language="zxx" fo:country="none"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style:font-size-asian="12pt" style:font-size-complex="12pt"/>
    </style:style>
    <style:style style:name="T11" style:family="text">
      <style:text-properties officeooo:rsid="001c64d0"/>
    </style:style>
    <style:style style:name="T12" style:family="text">
      <style:text-properties officeooo:rsid="001cc6b4"/>
    </style:style>
    <style:style style:name="T13" style:family="text">
      <style:text-properties officeooo:rsid="001d2d57"/>
    </style:style>
    <style:style style:name="T14" style:family="text">
      <style:text-properties officeooo:rsid="001ed106"/>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1">LES ANTIQUES</text:span></text:h>
      <text:p text:style-name="P21"><text:span text:style-name="T11">Date 0 – </text:span><text:span text:style-name="T14">Les Antiques et leur création, les Autonomes.</text:span></text:p>
      <text:p text:style-name="P24"><text:span text:style-name="T11">A l’origine les Antiques, parfois aussi appelés Eldars ou Elders par les scribes de l’Impérium de l’humanité. Il n’existe pas à notre connaissance de civilisation plus ancienne que les Antiques et l’age exacte de leur civilisation lui aussi se perd dans les ages.</text:span></text:p>
      <text:p text:style-name="P24"><text:span text:style-name="T11">Passés maîtres dans le voyage galactique, cette civilisation très ancienne développa un lien très étroit avec la matière et bientôt fût en mesure de contrôler la matière par la seule force de leur pensée, ou de communiquer entre eux par télépathie, un ensemble de capacité que nous appelons « Psyonisme ».</text:span></text:p>
      <text:p text:style-name="P24"><text:span text:style-name="T11">Les Antiques mirent au point un système de communication et de transfert matériel qui rendit le voyage galactique obsolète et vint l’avènement de ce qu’ils appelle « La Toile » ou le « Web » dans leur langue et que nous appelons nous le « Retz » un espace immatériel où la matière devient pure information. En combinant leur technologie et leur aptitudes psioniques les Antiques f</text:span><text:span text:style-name="T12">u</text:span><text:span text:style-name="T11">rent en mesure de s’évanouir depuis le monde matériel dans le Retz et vice versa, d’en jaillir instantanément à des années lumières de là.</text:span></text:p>
      <text:p text:style-name="P25"><text:span text:style-name="T12">Leur civilisation évolua alors en profondeur et se formèrent 4 castes :</text:span></text:p>
      <text:p text:style-name="P25"><text:span text:style-name="T12">- les Nomades qui abandonnèrent le Retz et les mondes connectés pour voyager regroupés en flottes gigantesques à la découverte de l’Immensité de l’univers, confrontés régulièrement à l’adversité et à des espèces primitives parfois féroce ils dépoussiérèrent les antiques techniques de combat oubliés depuis des siècles et des siècles faute de guerres dans leur civilisation pacifique. Ils développèrent leurs aptitudes psioniques afin de s’en servir pour piloter des drones d’exploration par la pensée ou même de gigantesques véhicules et jusqu’à leur vaisseaux spatiaux. Bientôt les plus doués d’e</text:span><text:span text:style-name="T13">n</text:span><text:span text:style-name="T12">tre eux purent se servir du psionisme pour naviguer avec précision ou entrevoir les possibles futurs avec une clarté inégalée.</text:span></text:p>
      <text:p text:style-name="P25"><text:span text:style-name="T12">Les Isolés qui s’in</text:span><text:span text:style-name="T13">s</text:span><text:span text:style-name="T12">tallèrent sur des mondes à la faune et à la flore hostile, abandonnèrent « le Retz » afin de vivre simplement selon des traditions de communion avec les éléments et de recueillement, valorisant les aptitudes physiques, la bravoure et la solidarité. Leur psionisme évolua vers la communion avec les espèces locales et ils furent bientôt en mesure d’exercer de l’empathie avec la végétation ou les animaux vivant à proximité. </text:span><text:span text:style-name="T13">Bien connus de notre civilisation ils se battent parfois à nos cotés et à de nombreuse reprises nous avons en retour pris les armes pour défendre leurs mondes menacés d’invasion.</text:span></text:p>
      <text:p text:style-name="P26"><text:span text:style-name="T13">Les Ecumeurs, des isolationnistes qui depuis longtemps décidèrent de vivre de rapines en soumettant par la puissance de leur technologie et leur <text:s/>tactiques de combats raffinées et imprévisible tout ce qui leur tombe sous la main. Il ne rechignent pas à faire des esclaves et il est évident qu’ils utilisent à leur fin le Retz grâce à des portails cachés un peu partout dans l’univers. Les coordonnées de ces portails sont des secret jalousement gardés et il n’est pas rare qu’elles ne soient commues que d’une poignée de capitaines Ecumeurs ou « Voïvodes » comme ils aiment à se faire appeler. De fait ils s’acoquinent très volontiers à d’autre pirates si le besoin s’en fait sentir sans distinction d’espèce. Seule la finalité de leur mode de vie violent et belliqueux justifie leur course de conduite.</text:span></text:p>
      <text:p text:style-name="P26"><text:span text:style-name="T13">Les Évanouis, ces derniers <text:s/>décidèrent de vivre intégralement dans le « Retz » et de devenir immortels abandonnant bien souvent leur existence matérielle, il ne tardèrent pas à avoir recours à des corps fait de matériaux nobles non soumis à l’usure qu’il pouvaient piloter depuis le Retz lorsqu</text:span><text:span text:style-name="T14">e </text:span><text:span text:style-name="T13">exceptionnellement ils avaient besoin de se matérialiser </text:span><text:span text:style-name="T14">dans le monde physique. Ils stockèrent leurs « Squelettes » dans des mausolés pour les préserver de l’usure du temps entre deux usages. Ils devinrent peu à peu obsédés par l’idée de mourir et se mirent à créer des armées de « squelettes » automatisés destinés à défendre les infrastructures du « Retz » et les mausolés ou reposaient leur corps de « métal », puis incapables de piloter eux même tous leurs gardiens il durent créer de nouveaux « Evanouis » en mélangeant leurs consciences à des algorithmes intelligents. Aujourd’hui connus sous le noms d’Autonomes ils rerésentent un fléau aussi vieux qu’inquiétant et il est difficle de savoir si les squelttes de métal et leurs nombreuses variantes se sont rebellés et sont devenus une espèce à part entière ou si des évanouis partiellement conscience « Antique » partiellement conscience cybernétique tirent les </text:span><text:soft-page-break/><text:span text:style-name="T14">ficelles depuis leur retraite immatérielle depuis « Retz », peut être les deux, peut être sont ils regroupés en différentes faction peut être agissent ils de concert. Comment cerner ces consciences éternelles et machinales. Une chose est sure, ils sont territoriaux, implacables, et ont un besoin constant d’apport en matériaux nobles pour agrandir toujours davantage la taille de leur armée, ils ne respectent aucune forme de vie, ni les plus primitives ni les plus évoluées. Chaque monde qui tombe sous l’égide des autonomes devient inexorablement un vaste champ de poussiè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30T01:37:35.88</dc:date>
    <meta:editing-duration>PT2H13M10S</meta:editing-duration>
    <meta:editing-cycles>9</meta:editing-cycles>
    <meta:generator>LibreOffice/4.0.5.2$Windows_x86 LibreOffice_project/5464147a081647a250913f19c0715bca595af2f</meta:generator>
    <meta:document-statistic meta:table-count="0" meta:image-count="0" meta:object-count="0" meta:page-count="2" meta:paragraph-count="11" meta:word-count="840" meta:character-count="5185" meta:non-whitespace-character-count="4353"/>
  </office:meta>
</office:document-meta>
</file>